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IRE VILLAFUERTE, DAVID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IRE VILLAFUERTE, DAVID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2" office:value-type="string">
            <text:p text:style-name="P9">Cant.Cajas: <text:span text:style-name="T11">1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8058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2:23:5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